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cab0d" officeooo:paragraph-rsid="000cab0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75f9" officeooo:paragraph-rsid="000e75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IMPORTANT FIT COMMANDS</text:p>
      <text:p text:style-name="P2">1. <text:span text:style-name="T1">Setup your GitHub account on you local PC</text:span></text:p>
      <text:p text:style-name="P2"><text:span text:style-name="T1"><text:tab/></text:span>git init</text:p>
      <text:p text:style-name="P2"><text:tab/>git config –global user.email “youremail”</text:p>
      <text:p text:style-name="P2"><text:tab/>git config –global user.name “yourusername”</text:p>
      <text:p text:style-name="P3">2. <text:span text:style-name="T1">Check the differences between the currently version and the previous version of the repository</text:span></text:p>
      <text:p text:style-name="P3"><text:tab/>git diff &lt;fileName&gt;</text:p>
      <text:p text:style-name="P3">3. <text:span text:style-name="T1">Revert to previous version of the file (on local PC)</text:span></text:p>
      <text:p text:style-name="P3"><text:span text:style-name="T1"><text:tab/></text:span>git checkout &lt;fileNam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28T09:51:33.185167630</dc:date>
    <meta:editing-duration>PT11M46S</meta:editing-duration>
    <meta:editing-cycles>4</meta:editing-cycles>
    <meta:document-statistic meta:table-count="0" meta:image-count="0" meta:object-count="0" meta:page-count="1" meta:paragraph-count="9" meta:word-count="57" meta:character-count="362" meta:non-whitespace-character-count="309"/>
  </office:meta>
</office:document-meta>
</file>